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ntentsHeading" style:master-page-name="MP0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T2" style:parent-style-name="DefaultParagraphFont" style:family="text">
      <style:text-properties style:font-name="DengXian" style:font-name-asian="DengXian" style:language-asian="zh" style:country-asian="CN"/>
    </style:style>
    <style:style style:name="T3" style:parent-style-name="DefaultParagraphFont" style:family="text">
      <style:text-properties style:font-name="DengXian" style:font-name-asian="DengXian" style:language-asian="zh" style:country-asian="CN"/>
    </style:style>
    <style:style style:name="T4" style:parent-style-name="DefaultParagraphFont" style:family="text">
      <style:text-properties style:font-name="DengXian" style:font-name-asian="DengXian" style:language-asian="zh" style:country-asian="CN"/>
    </style:style>
    <style:style style:name="T5" style:parent-style-name="DefaultParagraphFont" style:family="text">
      <style:text-properties style:font-name="Consolas" fo:color="#24292E"/>
    </style:style>
    <style:style style:name="T6" style:parent-style-name="DefaultParagraphFont" style:family="text">
      <style:text-properties style:font-name="Consolas" fo:color="#24292E"/>
    </style:style>
    <style:style style:name="T7" style:parent-style-name="DefaultParagraphFont" style:family="text">
      <style:text-properties style:font-name="Consolas" fo:font-style="italic" style:font-style-asian="italic" style:font-style-complex="italic" fo:color="#24292E"/>
    </style:style>
    <style:style style:name="T8" style:parent-style-name="DefaultParagraphFont" style:family="text">
      <style:text-properties style:font-name="Consolas" fo:color="#24292E"/>
    </style:style>
    <style:style style:name="T9" style:parent-style-name="DefaultParagraphFont" style:family="text">
      <style:text-properties style:font-name="Consolas" fo:font-style="italic" style:font-style-asian="italic" style:font-style-complex="italic" fo:color="#24292E"/>
    </style:style>
    <style:style style:name="T10" style:parent-style-name="DefaultParagraphFont" style:family="text">
      <style:text-properties style:font-name="Consolas" fo:color="#24292E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Table of Contents</text:p>
          <text:p text:style-name="Contents1"><text:a xlink:href="#__RefHeading__21747_1778572435" office:target-frame-name="_top" xlink:show="replace"><text:s/>1 Fetch online git materials<text:tab/>2</text:a></text:p>
          <text:p text:style-name="Contents2"><text:a xlink:href="#__RefHeading__21749_1778572435" office:target-frame-name="_top" xlink:show="replace"><text:s/>1.1 Fetch online git materials<text:tab/>2</text:a></text:p>
        </text:index-body>
      </text:table-of-content>
      <text:h text:style-name="Heading1" text:outline-level="1"/>
      <text:h text:style-name="Heading1" text:outline-level="1"><text:bookmark-start text:name="__RefHeading__21747_1778572435"/>Fetch online git<text:s/>materials<text:bookmark-end text:name="__RefHeading__21747_1778572435"/></text:h>
      <text:h text:style-name="Heading2" text:outline-level="2"><text:bookmark-start text:name="__RefHeading__21749_1778572435"/>Fetch online git materials<text:bookmark-end text:name="__RefHeading__21749_1778572435"/></text:h>
      <text:p text:style-name="Textbody">1.</text:p>
      <text:p text:style-name="Textbody">Get into the filefolder that you want to save materials from git</text:p>
      <text:p text:style-name="Textbody">2.</text:p>
      <text:p text:style-name="Textbody">Configure git by running</text:p>
      <text:p text:style-name="Textbody">git config --global user.name “Your Name“</text:p>
      <text:p text:style-name="Textbody">git config --global user.email you@somewhere.nl</text:p>
      <text:p text:style-name="Textbody">3.</text:p>
      <text:p text:style-name="Textbody">Fetch the course repository by<text:s/>running</text:p>
      <text:p text:style-name="Textbody">git clone https://gitlab.com/mmoelle1/tw3720tu.2017</text:p>
      <text:p text:style-name="Textbody"/>
      <text:h text:style-name="Heading1" text:outline-level="1">S<text:span text:style-name="T2">end</text:span><text:s/>files to online repository</text:h>
      <text:p text:style-name="Textbody">An tutorial can be found at<text:s/></text:p>
      <text:p text:style-name="Textbody"><text:a xlink:href="https://www.howtoforge.com/tutorial/install-git-and-github-on-ubuntu/" office:target-frame-name="_top" xlink:show="replace"><text:span text:style-name="Hyperlink">https://www.howtoforge.com/tutorial/install-git-and-github-on-ubuntu/</text:span></text:a></text:p>
      <text:p text:style-name="Textbody"/>
      <text:h text:style-name="Heading2" text:outline-level="2"><text:span text:style-name="T3">C</text:span><text:span text:style-name="T4">h</text:span>anging the origin name</text:h>
      <text:p text:style-name="HTMLPreformatted"><text:span text:style-name="T5">git remote set-url<text:s/></text:span><text:span text:style-name="T6">https://github.com/</text:span><text:span text:style-name="T7">USERNAME</text:span><text:span text:style-name="T8">/</text:span><text:span text:style-name="T9">REPOSITORY</text:span><text:span text:style-name="T10">.git</text:span></text:p>
      <text:p text:style-name="Textbody"/>
      <text:p text:style-name="Textbody"><text:a xlink:href="https://docs.github.com/en/github/getting-started-with-github/getting-started-with-git/managing-remote-repositories" office:target-frame-name="_top" xlink:show="replace"><text:span text:style-name="Hyperlink">https://docs.github.com/en/github/getting-started-with-github/getting-started-with-git/managing-remote-repositories</text:span></text:a></text:p>
      <text:h text:style-name="Heading2" text:outline-level="2">Deleting remote branches</text:h>
      <text:p text:style-name="Textbody">git push origin --delete test</text:p>
      <text:p text:style-name="Textbody"><text:a xlink:href="https://www.educative.io/edpresso/how-to-delete-remote-branches-in-git" office:target-frame-name="_top" xlink:show="replace"><text:span text:style-name="Hyperlink">https://www.educative.io/edpresso/how-to-delete-remote-branches-in-git</text:span></text:a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05-28T04:14:00Z</dc:date>
    <meta:template xlink:href="Normal.dotm" xlink:type="simple"/>
    <meta:editing-cycles>13</meta:editing-cycles>
    <meta:editing-duration>PT26880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96" meta:character-count="1315" meta:row-count="9" meta:non-whitespace-character-count="1121"/>
  </office:meta>
</office:document-meta>
</file>